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043f9b"/>
    </style:style>
    <style:style style:name="P3" style:family="paragraph" style:parent-style-name="Text_20_body">
      <style:paragraph-properties fo:text-align="justify" style:justify-single-word="false"/>
      <style:text-properties officeooo:paragraph-rsid="000e2a2b"/>
    </style:style>
    <style:style style:name="P4" style:family="paragraph" style:parent-style-name="Text_20_body">
      <style:paragraph-properties fo:text-align="center" style:justify-single-word="false"/>
      <style:text-properties officeooo:rsid="0013efb6" officeooo:paragraph-rsid="0013efb6"/>
    </style:style>
    <style:style style:name="T1" style:family="text">
      <style:text-properties officeooo:rsid="0000f295"/>
    </style:style>
    <style:style style:name="T2" style:family="text">
      <style:text-properties officeooo:rsid="00021783"/>
    </style:style>
    <style:style style:name="T3" style:family="text">
      <style:text-properties officeooo:rsid="0002b5d0"/>
    </style:style>
    <style:style style:name="T4" style:family="text">
      <style:text-properties officeooo:rsid="0002db97"/>
    </style:style>
    <style:style style:name="T5" style:family="text">
      <style:text-properties officeooo:rsid="0002e0b6"/>
    </style:style>
    <style:style style:name="T6" style:family="text">
      <style:text-properties fo:font-weight="normal" officeooo:rsid="000e2a2b" style:font-weight-asian="normal" style:font-weight-complex="normal"/>
    </style:style>
    <style:style style:name="T7" style:family="text">
      <style:text-properties fo:font-weight="normal" officeooo:rsid="000ee12d" style:font-weight-asian="normal" style:font-weight-complex="normal"/>
    </style:style>
    <style:style style:name="T8" style:family="text">
      <style:text-properties fo:font-weight="normal" officeooo:rsid="00109168" style:font-weight-asian="normal" style:font-weight-complex="normal"/>
    </style:style>
    <style:style style:name="T9" style:family="text">
      <style:text-properties fo:font-weight="normal" officeooo:rsid="00110b3b" style:font-weight-asian="normal" style:font-weight-complex="normal"/>
    </style:style>
    <style:style style:name="T10" style:family="text">
      <style:text-properties fo:font-weight="normal" officeooo:rsid="001226a0" style:font-weight-asian="normal" style:font-weight-complex="normal"/>
    </style:style>
    <style:style style:name="T11" style:family="text">
      <style:text-properties officeooo:rsid="00043f9b"/>
    </style:style>
    <style:style style:name="T12" style:family="text">
      <style:text-properties officeooo:rsid="000496a6"/>
    </style:style>
    <style:style style:name="T13" style:family="text">
      <style:text-properties officeooo:rsid="0004e475"/>
    </style:style>
    <style:style style:name="T14" style:family="text">
      <style:text-properties officeooo:rsid="0005685d"/>
    </style:style>
    <style:style style:name="T15" style:family="text">
      <style:text-properties officeooo:rsid="00071ca1"/>
    </style:style>
    <style:style style:name="T16" style:family="text">
      <style:text-properties officeooo:rsid="0008b8d1"/>
    </style:style>
    <style:style style:name="T17" style:family="text">
      <style:text-properties officeooo:rsid="0008f4ac"/>
    </style:style>
    <style:style style:name="T18" style:family="text">
      <style:text-properties officeooo:rsid="000aa5c9"/>
    </style:style>
    <style:style style:name="T19" style:family="text">
      <style:text-properties officeooo:rsid="000b7752"/>
    </style:style>
    <style:style style:name="T20" style:family="text">
      <style:text-properties style:text-underline-style="none" officeooo:rsid="000b7752"/>
    </style:style>
    <style:style style:name="T21" style:family="text">
      <style:text-properties style:text-underline-style="none" officeooo:rsid="000d3990"/>
    </style:style>
    <style:style style:name="T22" style:family="text">
      <style:text-properties style:text-underline-style="none" officeooo:rsid="00150bd3"/>
    </style:style>
    <style:style style:name="T23" style:family="text">
      <style:text-properties officeooo:rsid="00150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Importância do Machine Learning e suas Aplicação <text:span text:style-name="T23">em Produção Industrial</text:span></text:p>
      <text:p text:style-name="P1">O <text:span text:style-name="T5">texto</text:span><text:span text:style-name="T1"> </text:span><text:span text:style-name="T5">inicia </text:span>apresenta<text:span text:style-name="T5">ndo</text:span> uma visão <text:span text:style-name="T1">geral</text:span> sobre os requisitos e desafios envolvidos na implementação de sistemas de aprendizado de máquina <text:span text:style-name="T2">(ML)</text:span> no mundo real, <text:span text:style-name="T1">de</text:span>staca<text:span text:style-name="T1">ndo-se</text:span> a importância de compreender as <text:span text:style-name="T1">diferenças </text:span>entre ML em ambiente de pesquisa e sua aplicação prática <text:span text:style-name="T23">em escala</text:span>. <text:span text:style-name="T3">Uma vez que, existem disparidades entre ML em ambiente acadêmico e sua implementação em produção, é </text:span><text:span text:style-name="T4">relevante </text:span><text:span text:style-name="T3">observar aspectos como envolvimento das partes interessadas, prioridade computacional, propriedades dos dados, questões de ética e interpretabilidade. Essa distinção é </text:span><text:span text:style-name="T4">fundamental</text:span><text:span text:style-name="T3"> para os profissionais que transitam da academia para o desenvolvimento de soluções ML em ambiente real. </text:span></text:p>
      <text:p text:style-name="P1"><text:span text:style-name="T1">Baseado em casos práticos</text:span>, evidencia-<text:span text:style-name="T1">se</text:span> que, <text:span text:style-name="T1">a maioria das apicações</text:span> de uso ocorre no contexto empresarial. Além disso, são <text:span text:style-name="T2">abordados </text:span>as circunstâncias em que <text:span text:style-name="T2">as </text:span>soluções de ML <text:span text:style-name="T2">devem se encaixar com base nos dados dessa forma, aprendendo padrões complexos </text:span><text:span text:style-name="T3">e poste</text:span><text:span text:style-name="T12">r</text:span><text:span text:style-name="T3">iormente realizando previsões com </text:span><text:span text:style-name="T4">novos </text:span><text:span text:style-name="T3">dados. </text:span>Uma ênfase especial é dada à complexidade dos sistemas de ML, os quais, englobam uma variedade de componentes além dos algoritmos de ML, como: <text:s/>infraestrutura, pilha de dados, implantação, monitoramento e manutenção.</text:p>
      <text:p text:style-name="P2"><text:span text:style-name="T5">A discussão avança destaca</text:span><text:span text:style-name="T12">ndo</text:span><text:span text:style-name="T5"> que, o</text:span> desenvolvimento de sistemas de ML depende crucialmente da seleção e avaliação adequadas dos modelos <text:span text:style-name="T11">e objetivos de negócios, uma vez que, </text:span><text:span text:style-name="T23">a</text:span><text:span text:style-name="T11"> </text:span><text:span text:style-name="T23">meta</text:span><text:span text:style-name="T11"> final de qualquer projeto dentro de uma empresa é de modo geral, aumentar os lucros, direta ou indiretamente.</text:span> É <text:span text:style-name="T23">abordada </text:span>uma ampla gama de modelos de ML, desde os mais simples até os mais avançados, <text:span text:style-name="T11">sempre considerando quato </text:span><text:span text:style-name="T23">aspectos</text:span><text:span text:style-name="T11">: confiabilidade, escalabilidade, capacidade de manutenção e adaptabilidade. </text:span><text:span text:style-name="T12">Esses requesitos </text:span><text:span text:style-name="T11">a</text:span>presenta<text:span text:style-name="T12">m</text:span> características, aplicações e desafios associados, <text:span text:style-name="T12">de tal forma que muitas empresas criam s</text:span><text:span text:style-name="T23">eus</text:span><text:span text:style-name="T12"> própri</text:span><text:span text:style-name="T23">o</text:span><text:span text:style-name="T12">s </text:span><text:span text:style-name="T23">parâmetros</text:span><text:span text:style-name="T12"> para mapear métricas de negócios em métricas de ML.</text:span> </text:p>
      <text:p text:style-name="P2">É <text:span text:style-name="T13">importante</text:span> destaca<text:span text:style-name="T13">r</text:span> <text:span text:style-name="T13">a </text:span>escolh<text:span text:style-name="T13">a</text:span> <text:span text:style-name="T13">de</text:span> modelo mais adequado para o problema em questão, levando em consideração fatores como complexidade do problema, tamanho e natureza dos dados, e requisitos de interpretabilidade. Estratégias para avaliação e comparação de modelos, como validação cruzada e análise de erros são <text:span text:style-name="T13">e</text:span><text:span text:style-name="T15">ssenciais</text:span><text:span text:style-name="T13"> </text:span>na tomada de decisões, <text:span text:style-name="T14">uma vez que todo o sistema deve continuar a executar suas funções de forma correta. </text:span><text:span text:style-name="T16">Esse sistema precisará ser continuamente monitorado e atualizado, </text:span><text:span text:style-name="T17">ou seja, </text:span><text:span text:style-name="T23">se faz</text:span><text:span text:style-name="T17"> </text:span><text:span text:style-name="T23">necessário</text:span><text:span text:style-name="T17"> de uma boa manutenção e para isso é de boa prática dissociar os multiplos objetivos </text:span><text:span text:style-name="T23">do projeto</text:span><text:span text:style-name="T17">.</text:span><text:span text:style-name="T16"> </text:span></text:p>
      <text:p text:style-name="P1"><text:span text:style-name="T17">Por fim, </text:span><text:span text:style-name="T18">dar-se foco </text:span>na <text:span text:style-name="T19">função</text:span> dos dados, <text:span text:style-name="T18">a </text:span>escolha de formatos de armazenamento adequados, modelos de dados principais e mecanismos de armazenamento e processamento. É <text:span text:style-name="T18">importante entender </text:span>a distinção entre dados estruturados e não estruturados, modelos de dados (relacional, documento e gráfico). <text:span text:style-name="T19">Outro ponto de grande relevância é a tráfego de dados </text:span><text:span text:style-name="T20">entre processos, </text:span><text:span text:style-name="T21">que pode ser processada em lote ou </text:span><text:span text:style-name="T22">em </text:span><text:span text:style-name="T21">fluxo </text:span><text:span text:style-name="T22">de</text:span><text:span text:style-name="T21"> tempo real, onde cada um tem suas vantagens técnicas a depender da aplicação.</text:span></text:p>
      <text:p text:style-name="P3"><text:span text:style-name="Strong_20_Emphasis"><text:span text:style-name="T6">A importância dos dados se da pela ascensão do ML </text:span></text:span><text:span text:style-name="Strong_20_Emphasis"><text:span text:style-name="T7">nos ultimos anos conetada a big data. </text:span></text:span><text:span text:style-name="Strong_20_Emphasis"><text:span text:style-name="T8">A grande quantidade de dados é sinônimo de diversidade de processos e serviços, logo é muito mais interessante manter esses dados amazenados de forma bruta e conforme a necessidade essa</text:span></text:span><text:span text:style-name="Strong_20_Emphasis"><text:span text:style-name="T10">s</text:span></text:span><text:span text:style-name="Strong_20_Emphasis"><text:span text:style-name="T8"> informações são consumidas. </text:span></text:span><text:span text:style-name="Strong_20_Emphasis"><text:span text:style-name="T9">Existe uma ponto de atenção quanto a entrada de dados pelo usuário, pois exigem uma verificação e processamento mais específicos, para que se matenha um padrão. </text:span></text:span><text:span text:style-name="Strong_20_Emphasis"><text:span text:style-name="T10">Padrão e a palavra-chave nos processos de armazenamento e processamento de dados, pois temos uma quantidade bem variada de dados como texto, vídeo, audio, entre outro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5:36:54.278467125</meta:creation-date>
    <dc:date>2024-03-20T14:34:59.792483932</dc:date>
    <meta:editing-duration>PT35M21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66" meta:character-count="3710" meta:non-whitespace-character-count="3147"/>
  </office:meta>
</office:document-meta>
</file>